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top="0cm" fo:margin-bottom="0.499cm" style:contextual-spacing="false"/>
    </style:style>
    <style:style style:name="P3" style:family="paragraph" style:parent-style-name="Preformatted_20_Text" style:list-style-name="L7"/>
    <style:style style:name="P4" style:family="paragraph" style:parent-style-name="Preformatted_20_Text" style:list-style-name="L7">
      <style:paragraph-properties fo:margin-top="0cm" fo:margin-bottom="0.499cm" style:contextual-spacing="false"/>
    </style:style>
    <style:style style:name="P5" style:family="paragraph" style:parent-style-name="Preformatted_20_Text" style:list-style-name="L19"/>
    <style:style style:name="P6" style:family="paragraph" style:parent-style-name="Preformatted_20_Text" style:list-style-name="L19">
      <style:paragraph-properties fo:margin-top="0cm" fo:margin-bottom="0.499cm" style:contextual-spacing="false"/>
    </style:style>
    <style:style style:name="P7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8" style:family="paragraph" style:parent-style-name="Preformatted_20_Text" style:list-style-name="L5">
      <style:paragraph-properties fo:margin-top="0cm" fo:margin-bottom="0.499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" style:family="paragraph" style:parent-style-name="Preformatted_20_Text" style:list-style-name="L17">
      <style:paragraph-properties fo:margin-top="0cm" fo:margin-bottom="0.499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 style:list-style-name="L21">
      <style:paragraph-properties fo:margin-top="0cm" fo:margin-bottom="0cm" style:contextual-spacing="false"/>
    </style:style>
    <style:style style:name="P12" style:family="paragraph" style:parent-style-name="Text_20_body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4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 style:list-style-name="L5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 style:list-style-name="L8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9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L1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 style:list-style-name="L11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 style:list-style-name="L1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L12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 style:list-style-name="L13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" style:list-style-name="L13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14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L15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ext_20_body" style:list-style-name="L15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 style:list-style-name="L16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ext_20_body" style:list-style-name="L17">
      <style:paragraph-properties fo:margin-top="0cm" fo:margin-bottom="0cm" style:contextual-spacing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ext_20_body" style:list-style-name="L17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 style:list-style-name="L2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 style:list-style-name="L2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S (Cascading Style Sheets):</text:p>
      <text:list xml:id="list1322966405" text:style-name="L1">
        <text:list-item>
          <text:p text:style-name="P13">CSS is a style sheet language used to describe the presentation and layout of HTML documents.</text:p>
        </text:list-item>
        <text:list-item>
          <text:p text:style-name="P13">Key Concepts:</text:p>
          <text:list>
            <text:list-item>
              <text:p text:style-name="P13">Selectors: Identify HTML elements to apply styles.</text:p>
            </text:list-item>
            <text:list-item>
              <text:p text:style-name="P13">Properties: Define the visual appearance of elements.</text:p>
            </text:list-item>
            <text:list-item>
              <text:p text:style-name="P13">Values: Specify the values for properties.</text:p>
            </text:list-item>
          </text:list>
        </text:list-item>
        <text:list-item>
          <text:p text:style-name="P13">Inline CSS:</text:p>
          <text:list>
            <text:list-item>
              <text:p text:style-name="P13">Apply styles directly within HTML tags using the "style" attribute.</text:p>
            </text:list-item>
            <text:list-item>
              <text:p text:style-name="P13">Example: &lt;p style="color: blue; font-size: 16px;"&gt;Hello, world!&lt;/p&gt;</text:p>
            </text:list-item>
          </text:list>
        </text:list-item>
        <text:list-item>
          <text:p text:style-name="P13">Internal CSS:</text:p>
          <text:list>
            <text:list-item>
              <text:p text:style-name="P13">Place CSS code within the &lt;style&gt; tags in the head section of an HTML document.</text:p>
            </text:list-item>
            <text:list-item>
              <text:p text:style-name="P14">Example:</text:p>
              <text:p text:style-name="P7">php</text:p>
            </text:list-item>
          </text:list>
        </text:list-item>
      </text:list>
      <text:list xml:id="list3620122675" text:style-name="L3">
        <text:list-item>
          <text:p text:style-name="P1"><text:span text:style-name="Source_20_Text"><text:span text:style-name="T4">&lt;head&gt;</text:span></text:span></text:p>
          <text:p text:style-name="P1"><text:span text:style-name="Source_20_Text"><text:span text:style-name="T4"><text:s text:c="2"/>&lt;style&gt;</text:span></text:span></text:p>
          <text:p text:style-name="P1"><text:span text:style-name="Source_20_Text"><text:span text:style-name="T4"><text:s text:c="4"/>p {</text:span></text:span></text:p>
          <text:p text:style-name="P1"><text:span text:style-name="Source_20_Text"><text:span text:style-name="T4"><text:s text:c="6"/>color: blue;</text:span></text:span></text:p>
          <text:p text:style-name="P1"><text:span text:style-name="Source_20_Text"><text:span text:style-name="T4"><text:s text:c="6"/>font-size: 16px;</text:span></text:span></text:p>
          <text:p text:style-name="P1"><text:span text:style-name="Source_20_Text"><text:span text:style-name="T4"><text:s text:c="4"/>}</text:span></text:span></text:p>
          <text:p text:style-name="P1"><text:span text:style-name="Source_20_Text"><text:span text:style-name="T4"><text:s text:c="2"/>&lt;/style&gt;</text:span></text:span></text:p>
          <text:p text:style-name="P2"><text:span text:style-name="Source_20_Text"><text:span text:style-name="T4">&lt;/head&gt;</text:span></text:span></text:p>
        </text:list-item>
      </text:list>
      <text:list xml:id="list4018162550" text:style-name="L4">
        <text:list-item>
          <text:p text:style-name="P15">External CSS:</text:p>
        </text:list-item>
      </text:list>
      <text:list xml:id="list2175953215" text:style-name="L5">
        <text:list-item>
          <text:p text:style-name="P16">Create a separate CSS file with a .css extension and link it to the HTML document using the &lt;link&gt; tag.</text:p>
        </text:list-item>
        <text:list-item>
          <text:p text:style-name="P17">Example:</text:p>
          <text:p text:style-name="P8">bash</text:p>
        </text:list-item>
      </text:list>
      <text:list xml:id="list3398456957" text:style-name="L7">
        <text:list-item>
          <text:p text:style-name="P3"><text:span text:style-name="Source_20_Text"><text:span text:style-name="T4">&lt;head&gt;</text:span></text:span></text:p>
          <text:p text:style-name="P3"><text:span text:style-name="Source_20_Text"><text:span text:style-name="T4"><text:s text:c="2"/>&lt;link rel="stylesheet" href="styles.css"&gt;</text:span></text:span></text:p>
          <text:p text:style-name="P4"><text:span text:style-name="Source_20_Text"><text:span text:style-name="T4">&lt;/head&gt;</text:span></text:span></text:p>
        </text:list-item>
      </text:list>
      <text:list xml:id="list2485909772" text:style-name="L8">
        <text:list-item>
          <text:p text:style-name="P18">Selectors:</text:p>
        </text:list-item>
      </text:list>
      <text:list xml:id="list2089037190" text:style-name="L9">
        <text:list-item>
          <text:p text:style-name="P19">Element selector: Select elements by their HTML tag name (e.g., p, h1, div).</text:p>
        </text:list-item>
        <text:list-item>
          <text:p text:style-name="P19">Class selector: Select elements with a specific class using the dot notation (e.g., .my-class).</text:p>
        </text:list-item>
        <text:list-item>
          <text:p text:style-name="P19">ID selector: Select elements with a specific ID using the pound sign notation (e.g., #my-id).</text:p>
        </text:list-item>
        <text:list-item>
          <text:p text:style-name="P20">Attribute selector: Select elements based on attribute values (e.g., [type="text"]).</text:p>
        </text:list-item>
      </text:list>
      <text:list xml:id="list867369681" text:style-name="L10">
        <text:list-item>
          <text:p text:style-name="P21">Common Properties:</text:p>
        </text:list-item>
      </text:list>
      <text:list xml:id="list1638171072" text:style-name="L11">
        <text:list-item>
          <text:p text:style-name="P22">color: Set the text color.</text:p>
        </text:list-item>
        <text:list-item>
          <text:p text:style-name="P22">font-size: Specify the font size.</text:p>
        </text:list-item>
        <text:list-item>
          <text:p text:style-name="P22">font-family: Define the font family.</text:p>
        </text:list-item>
        <text:list-item>
          <text:p text:style-name="P22">background-color: Set the background color.</text:p>
        </text:list-item>
        <text:list-item>
          <text:p text:style-name="P22">margin: Control the spacing outside an element.</text:p>
        </text:list-item>
        <text:list-item>
          <text:p text:style-name="P22">padding: Control the spacing inside an element.</text:p>
        </text:list-item>
        <text:list-item>
          <text:p text:style-name="P22">border: Create borders around elements.</text:p>
        </text:list-item>
        <text:list-item>
          <text:p text:style-name="P23">width, height: Set the dimensions of elements.</text:p>
        </text:list-item>
      </text:list>
      <text:list xml:id="list2343863743" text:style-name="L12">
        <text:list-item>
          <text:p text:style-name="P24">Box Model:</text:p>
        </text:list-item>
      </text:list>
      <text:list xml:id="list2748395267" text:style-name="L13">
        <text:list-item>
          <text:p text:style-name="P25">Content: The actual content of the element.</text:p>
        </text:list-item>
        <text:list-item>
          <text:p text:style-name="P25">Padding: The space between the content and the border.</text:p>
        </text:list-item>
        <text:list-item>
          <text:p text:style-name="P25">Border: The border surrounding the padding and content.</text:p>
        </text:list-item>
        <text:list-item>
          <text:p text:style-name="P26">Margin: The space outside the border.</text:p>
        </text:list-item>
      </text:list>
      <text:list xml:id="list3535685438" text:style-name="L14">
        <text:list-item>
          <text:p text:style-name="P27"><text:soft-page-break/>Pseudo-classes and Pseudo-elements:</text:p>
        </text:list-item>
      </text:list>
      <text:list xml:id="list1717471622" text:style-name="L15">
        <text:list-item>
          <text:p text:style-name="P28">:hover, :active, :focus: Apply styles when interacting with elements.</text:p>
        </text:list-item>
        <text:list-item>
          <text:p text:style-name="P29">::before, ::after: Insert content before or after an element.</text:p>
        </text:list-item>
      </text:list>
      <text:list xml:id="list1244949862" text:style-name="L16">
        <text:list-item>
          <text:p text:style-name="P30">Media Queries:</text:p>
        </text:list-item>
      </text:list>
      <text:list xml:id="list1363533445" text:style-name="L17">
        <text:list-item>
          <text:p text:style-name="P31">Apply different styles based on different screen sizes and devices.</text:p>
        </text:list-item>
        <text:list-item>
          <text:p text:style-name="P32">Example:</text:p>
          <text:p text:style-name="P9">css</text:p>
        </text:list-item>
      </text:list>
      <text:list xml:id="list682927498" text:style-name="L19">
        <text:list-item>
          <text:p text:style-name="P5"><text:span text:style-name="Source_20_Text"><text:span text:style-name="T4">@media (max-width: 768px) {</text:span></text:span></text:p>
          <text:p text:style-name="P5"><text:span text:style-name="Source_20_Text"><text:span text:style-name="T4"><text:s text:c="2"/>body {</text:span></text:span></text:p>
          <text:p text:style-name="P5"><text:span text:style-name="Source_20_Text"><text:span text:style-name="T4"><text:s text:c="4"/>font-size: 14px;</text:span></text:span></text:p>
          <text:p text:style-name="P5"><text:span text:style-name="Source_20_Text"><text:span text:style-name="T4"><text:s text:c="2"/>}</text:span></text:span></text:p>
          <text:p text:style-name="P6"><text:span text:style-name="Source_20_Text"><text:span text:style-name="T4">}</text:span></text:span></text:p>
        </text:list-item>
      </text:list>
      <text:list xml:id="list2085294990" text:style-name="L20">
        <text:list-item>
          <text:p text:style-name="P33">Resources for Learning:</text:p>
        </text:list-item>
      </text:list>
      <text:list xml:id="list4034302487" text:style-name="L21">
        <text:list-item>
          <text:p text:style-name="P11"><text:span text:style-name="T4">Mozilla Developer Network (MDN) CSS documentation: </text:span><text:a xlink:type="simple" xlink:href="https://developer.mozilla.org/en-US/docs/Web/CSS" office:target-frame-name="_new" xlink:show="replace" text:style-name="Internet_20_link" text:visited-style-name="Visited_20_Internet_20_Link"><text:span text:style-name="T4">https://developer.mozilla.org/en-US/docs/Web/CSS</text:span></text:a></text:p>
        </text:list-item>
        <text:list-item>
          <text:p text:style-name="P11"><text:span text:style-name="T4">W3Schools CSS tutorial: </text:span><text:a xlink:type="simple" xlink:href="https://www.w3schools.com/css/" office:target-frame-name="_new" xlink:show="replace" text:style-name="Internet_20_link" text:visited-style-name="Visited_20_Internet_20_Link"><text:span text:style-name="T4">https://www.w3schools.com/css/</text:span></text:a></text:p>
        </text:list-item>
        <text:list-item>
          <text:p text:style-name="P34">CSS Cheat Sheet: Download a printable cheat sheet for quick reference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4:29.712398648</meta:creation-date>
    <dc:date>2023-07-11T15:54:48.766561212</dc:date>
    <meta:editing-duration>PT19S</meta:editing-duration>
    <meta:editing-cycles>1</meta:editing-cycles>
    <meta:document-statistic meta:table-count="0" meta:image-count="0" meta:object-count="0" meta:page-count="2" meta:paragraph-count="63" meta:word-count="385" meta:character-count="2312" meta:non-whitespace-character-count="2018"/>
    <meta:generator>LibreOffice/7.3.7.2$Linux_X86_64 LibreOffice_project/30$Build-2</meta:generator>
  </office:meta>
</office:document-meta>
</file>